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c</mi>
        <mtext>ideales Gas</mtext>
      </msub>
      <mrow>
        <mspace width="2em"/>
        <mo stretchy="false">=</mo>
        <mspace width="2em"/>
      </mrow>
      <msqrt>
        <mfrac>
          <mi>K</mi>
          <mi mathvariant="normal">ρ</mi>
        </mfrac>
      </msqrt>
      <mspace width="2em"/>
      <mover>
        <mo stretchy="false">⇒</mo>
        <mrow>
          <mi>K</mi>
          <mrow>
            <mspace width="2em"/>
            <mo stretchy="false">=</mo>
            <mspace width="2em"/>
          </mrow>
          <mi mathvariant="normal">κ</mi>
          <mspace width="0.5em"/>
          <mi>p</mi>
        </mrow>
      </mover>
      <mrow>
        <mspace width="2em"/>
        <mo stretchy="false">=</mo>
        <mspace width="2em"/>
      </mrow>
      <msqrt>
        <mrow>
          <mi mathvariant="normal">κ</mi>
          <mspace width="0.5em"/>
          <mfrac>
            <mi>p</mi>
            <mi mathvariant="normal">ρ</mi>
          </mfrac>
        </mrow>
      </msqrt>
      <mspace width="2em"/>
      <mover>
        <mo stretchy="false">⇒</mo>
        <mrow>
          <mi>p</mi>
          <mrow>
            <mspace width="2em"/>
            <mo stretchy="false">=</mo>
            <mspace width="2em"/>
          </mrow>
          <mi mathvariant="normal">ρ</mi>
          <mspace width="0.5em"/>
          <mfrac>
            <mi>R</mi>
            <mi>M</mi>
          </mfrac>
          <mspace width="0.5em"/>
          <mi>T</mi>
        </mrow>
      </mover>
      <mrow>
        <mspace width="2em"/>
        <mo stretchy="false">=</mo>
        <mspace width="2em"/>
      </mrow>
      <msqrt>
        <mrow>
          <mi mathvariant="normal">κ</mi>
          <mspace width="0.5em"/>
          <mfrac>
            <mrow>
              <mi>R</mi>
              <mspace width="0.5em"/>
              <mi>T</mi>
            </mrow>
            <mi>M</mi>
          </mfrac>
        </mrow>
      </msqrt>
    </mrow>
    <annotation encoding="StarMath 5.0">c _"ideales Gas" ~=~ sqrt { K over %irho } ~drarrow csup {K ~=~ %ikappa ` p} ~=~ 
sqrt { %ikappa ` p over %irho } ~drarrow csup {p ~=~ %irho ` R over M ` T} ~=~ 
sqrt { %ikappa ` {R ` T} over M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22:24:15.035000000</meta:creation-date>
    <dc:date>2015-04-14T22:32:18.054000000</dc:date>
    <meta:editing-duration>PT8M3S</meta:editing-duration>
    <meta:editing-cycles>1</meta:editing-cycles>
    <meta:generator>LibreOffice/4.3.4.1$Windows_x86 LibreOffice_project/bc356b2f991740509f321d70e4512a6a54c5f243</meta:generator>
  </office:meta>
</office:document-meta>
</file>